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4.75in" table:align="left"/>
    </style:style>
    <style:style style:name="Table1.A" style:family="table-column">
      <style:table-column-properties style:column-width="1.3361in"/>
    </style:style>
    <style:style style:name="Table1.B" style:family="table-column">
      <style:table-column-properties style:column-width="0.1375in"/>
    </style:style>
    <style:style style:name="Table1.C" style:family="table-column">
      <style:table-column-properties style:column-width="3.2764in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25in" fo:margin-left="0.4847in" table:align="left"/>
    </style:style>
    <style:style style:name="Table5.A" style:family="table-column">
      <style:table-column-properties style:column-width="0.3722in"/>
    </style:style>
    <style:style style:name="Table5.B" style:family="table-column">
      <style:table-column-properties style:column-width="5.8778in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5.5944in" fo:margin-left="0.4722in" table:align="left"/>
    </style:style>
    <style:style style:name="Table2.A" style:family="table-column">
      <style:table-column-properties style:column-width="0.216in"/>
    </style:style>
    <style:style style:name="Table2.B" style:family="table-column">
      <style:table-column-properties style:column-width="0.6097in"/>
    </style:style>
    <style:style style:name="Table2.C" style:family="table-column">
      <style:table-column-properties style:column-width="0.1375in"/>
    </style:style>
    <style:style style:name="Table2.D" style:family="table-column">
      <style:table-column-properties style:column-width="4.6313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5632in" fo:margin-left="0.5069in" table:align="left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3.9215in"/>
    </style:style>
    <style:style style:name="Table3.C" style:family="table-column">
      <style:table-column-properties style:column-width="0.689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9" style:family="table-cell">
      <style:table-cell-properties fo:padding="0.0382in" fo:border-left="0.05pt solid #000000" fo:border-right="none" fo:border-top="none" fo:border-bottom="0.05pt solid #000000"/>
    </style:style>
    <style:style style:name="Table3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0" style:family="table-cell">
      <style:table-cell-properties fo:padding="0.0382in" fo:border-left="0.05pt solid #000000" fo:border-right="none" fo:border-top="none" fo:border-bottom="0.05pt solid #000000"/>
    </style:style>
    <style:style style:name="Table3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in" fo:border="none"/>
    </style:style>
    <style:style style:name="P1" style:family="paragraph" style:parent-style-name="Table_20_Contents">
      <style:paragraph-properties fo:line-height="150%" fo:text-align="start" style:justify-single-word="false"/>
      <style:text-properties officeooo:rsid="002146f2" officeooo:paragraph-rsid="002146f2"/>
    </style:style>
    <style:style style:name="P2" style:family="paragraph" style:parent-style-name="Table_20_Contents">
      <style:paragraph-properties fo:line-height="150%" fo:text-align="start" style:justify-single-word="false"/>
      <style:text-properties officeooo:rsid="00215515" officeooo:paragraph-rsid="00215515"/>
    </style:style>
    <style:style style:name="P3" style:family="paragraph" style:parent-style-name="Table_20_Contents">
      <style:paragraph-properties fo:line-height="150%" fo:text-align="start" style:justify-single-word="false"/>
      <style:text-properties officeooo:rsid="0027b016" officeooo:paragraph-rsid="0027b016"/>
    </style:style>
    <style:style style:name="P4" style:family="paragraph" style:parent-style-name="Table_20_Contents">
      <style:paragraph-properties fo:line-height="150%" fo:text-align="start" style:justify-single-word="false"/>
      <style:text-properties officeooo:rsid="00294e7a" officeooo:paragraph-rsid="00294e7a"/>
    </style:style>
    <style:style style:name="P5" style:family="paragraph" style:parent-style-name="Table_20_Contents">
      <style:paragraph-properties fo:line-height="150%" fo:text-align="start" style:justify-single-word="false"/>
      <style:text-properties officeooo:rsid="002982eb" officeooo:paragraph-rsid="002982eb"/>
    </style:style>
    <style:style style:name="P6" style:family="paragraph" style:parent-style-name="Table_20_Contents">
      <style:paragraph-properties fo:line-height="150%" fo:text-align="start" style:justify-single-word="false"/>
      <style:text-properties officeooo:rsid="0029e5da" officeooo:paragraph-rsid="0029e5da"/>
    </style:style>
    <style:style style:name="P7" style:family="paragraph" style:parent-style-name="Table_20_Contents">
      <style:paragraph-properties fo:line-height="150%"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officeooo:rsid="0139c761" officeooo:paragraph-rsid="00bfca14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officeooo:rsid="013d6426" officeooo:paragraph-rsid="00bfca14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officeooo:rsid="0057f3c2" officeooo:paragraph-rsid="0057f3c2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officeooo:rsid="0065172a" officeooo:paragraph-rsid="0065172a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officeooo:rsid="0067f29a" officeooo:paragraph-rsid="0067f29a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officeooo:rsid="00787994" officeooo:paragraph-rsid="00787994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officeooo:rsid="007a627b" officeooo:paragraph-rsid="007a627b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weight="bold" officeooo:rsid="007d1ea3" officeooo:paragraph-rsid="008ce2f1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weight="bold" officeooo:rsid="008060f4" officeooo:paragraph-rsid="008060f4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weight="bold" officeooo:rsid="0097b635" officeooo:paragraph-rsid="0097b63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officeooo:rsid="008ce2f1" officeooo:paragraph-rsid="008ce2f1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officeooo:rsid="007fc3b4" officeooo:paragraph-rsid="007fc3b4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officeooo:rsid="008e601a" officeooo:paragraph-rsid="008e601a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officeooo:rsid="00939868" officeooo:paragraph-rsid="00939868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officeooo:rsid="0096a8b4" officeooo:paragraph-rsid="0096a8b4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officeooo:rsid="009731c1" officeooo:paragraph-rsid="009731c1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officeooo:rsid="0097b635" officeooo:paragraph-rsid="0097b635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officeooo:rsid="00a00761" officeooo:paragraph-rsid="00a00761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2pt" officeooo:rsid="0075fb0f" officeooo:paragraph-rsid="00b0c6e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2pt" officeooo:rsid="0075fb0f" officeooo:paragraph-rsid="00b720c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officeooo:rsid="013fcc00" officeooo:paragraph-rsid="013fcc00"/>
    </style:style>
    <style:style style:name="P31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fo:font-weight="bold" officeooo:rsid="0061fc86" officeooo:paragraph-rsid="0061fc86" style:font-weight-asian="bold" style:font-weight-complex="bold"/>
    </style:style>
    <style:style style:name="P32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officeooo:rsid="0097b635" officeooo:paragraph-rsid="009bb04e"/>
    </style:style>
    <style:style style:name="P33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officeooo:rsid="0097b635" officeooo:paragraph-rsid="009a138f"/>
    </style:style>
    <style:style style:name="P34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officeooo:rsid="0097b635" officeooo:paragraph-rsid="0097b635"/>
    </style:style>
    <style:style style:name="P35" style:family="paragraph" style:parent-style-name="Standard">
      <style:paragraph-properties fo:line-height="150%" fo:text-align="center" style:justify-single-word="false"/>
      <style:text-properties style:font-name="Liberation Serif" fo:font-weight="bold" officeooo:rsid="0020733c" officeooo:paragraph-rsid="0020733c" style:font-weight-asian="bold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Liberation Serif" officeooo:paragraph-rsid="0020733c"/>
    </style:style>
    <style:style style:name="P3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paragraph-rsid="005459e4"/>
    </style:style>
    <style:style style:name="P38" style:family="paragraph" style:parent-style-name="Standard">
      <style:paragraph-properties fo:line-height="150%" fo:text-align="start" style:justify-single-word="false"/>
      <style:text-properties style:font-name="Liberation Serif" officeooo:rsid="003d42dd" officeooo:paragraph-rsid="003d42dd"/>
    </style:style>
    <style:style style:name="P39" style:family="paragraph" style:parent-style-name="Standard">
      <style:paragraph-properties fo:line-height="150%" fo:text-align="start" style:justify-single-word="false"/>
      <style:text-properties style:font-name="Liberation Serif" officeooo:rsid="003ca262" officeooo:paragraph-rsid="00bfca14"/>
    </style:style>
    <style:style style:name="P4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488787" officeooo:paragraph-rsid="00488787"/>
    </style:style>
    <style:style style:name="P4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04dd9" officeooo:paragraph-rsid="00504dd9"/>
    </style:style>
    <style:style style:name="P4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61fc86" officeooo:paragraph-rsid="0061fc86"/>
    </style:style>
    <style:style style:name="P43" style:family="paragraph" style:parent-style-name="Standard">
      <style:text-properties style:font-name="Liberation Serif" officeooo:paragraph-rsid="00b0c6e7"/>
    </style:style>
    <style:style style:name="P4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2f39f" officeooo:paragraph-rsid="0052f39f"/>
    </style:style>
    <style:style style:name="P45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style:font-name="Liberation Serif" officeooo:rsid="00aa273b" officeooo:paragraph-rsid="00b0c6e7"/>
    </style:style>
    <style:style style:name="P46" style:family="paragraph" style:parent-style-name="Standard">
      <loext:graphic-properties draw:fill="none"/>
      <style:paragraph-properties fo:margin-left="0.5in" fo:margin-right="0in" fo:line-height="150%" fo:text-align="start" style:justify-single-word="false" fo:text-indent="0in" style:auto-text-indent="false" fo:background-color="transparent"/>
      <style:text-properties style:font-name="Liberation Serif" officeooo:rsid="00aa273b" officeooo:paragraph-rsid="00aa273b"/>
    </style:style>
    <style:style style:name="P47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122d2e5" officeooo:paragraph-rsid="0122d2e5"/>
    </style:style>
    <style:style style:name="P48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123153b" officeooo:paragraph-rsid="0123153b"/>
    </style:style>
    <style:style style:name="P49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officeooo:rsid="0123153b" officeooo:paragraph-rsid="0123153b"/>
    </style:style>
    <style:style style:name="P50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1251503" officeooo:paragraph-rsid="01251503"/>
    </style:style>
    <style:style style:name="P51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officeooo:rsid="01263221" officeooo:paragraph-rsid="01263221"/>
    </style:style>
    <style:style style:name="P52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e5da" officeooo:paragraph-rsid="0029e5da"/>
    </style:style>
    <style:style style:name="P53" style:family="paragraph" style:parent-style-name="Table_20_Contents" style:list-style-name="L3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style:font-name="Liberation Serif" fo:font-size="12pt" officeooo:rsid="0041d5dc" officeooo:paragraph-rsid="012988f1" style:font-size-asian="12pt" style:font-size-complex="12pt"/>
    </style:style>
    <style:style style:name="P54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9fbbd" officeooo:paragraph-rsid="0059fbbd"/>
    </style:style>
    <style:style style:name="P55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d982d" officeooo:paragraph-rsid="005d982d"/>
    </style:style>
    <style:style style:name="P56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e2873" officeooo:paragraph-rsid="005e2873"/>
    </style:style>
    <style:style style:name="P57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6c68dd" officeooo:paragraph-rsid="006c68dd"/>
    </style:style>
    <style:style style:name="P58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6c68dd" officeooo:paragraph-rsid="014abf34"/>
    </style:style>
    <style:style style:name="P59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634d7" officeooo:paragraph-rsid="007292f5"/>
    </style:style>
    <style:style style:name="P60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634d7" officeooo:paragraph-rsid="014abf34"/>
    </style:style>
    <style:style style:name="P61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238dc" officeooo:paragraph-rsid="014238dc"/>
    </style:style>
    <style:style style:name="P62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238dc" officeooo:paragraph-rsid="014abf34"/>
    </style:style>
    <style:style style:name="P63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711e8" officeooo:paragraph-rsid="007711e8"/>
    </style:style>
    <style:style style:name="P64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711e8" officeooo:paragraph-rsid="014abf34"/>
    </style:style>
    <style:style style:name="P65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76919" officeooo:paragraph-rsid="00f76919"/>
    </style:style>
    <style:style style:name="P66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76919" officeooo:paragraph-rsid="014abf34"/>
    </style:style>
    <style:style style:name="P67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07941d4"/>
    </style:style>
    <style:style style:name="P68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14abf34"/>
    </style:style>
    <style:style style:name="P69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4679d0"/>
    </style:style>
    <style:style style:name="P70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4abf34"/>
    </style:style>
    <style:style style:name="P71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75d76" officeooo:paragraph-rsid="01475d76"/>
    </style:style>
    <style:style style:name="P72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75d76" officeooo:paragraph-rsid="014abf34"/>
    </style:style>
    <style:style style:name="P73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7a627b" officeooo:paragraph-rsid="007a627b"/>
    </style:style>
    <style:style style:name="P74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7a627b" officeooo:paragraph-rsid="014abf34"/>
    </style:style>
    <style:style style:name="P75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a627b" officeooo:paragraph-rsid="007a627b"/>
    </style:style>
    <style:style style:name="P76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a627b" officeooo:paragraph-rsid="014abf34"/>
    </style:style>
    <style:style style:name="P77" style:family="paragraph" style:parent-style-name="Table_20_Contents" style:list-style-name="L13">
      <loext:graphic-properties draw:fill="none"/>
      <style:paragraph-properties fo:text-align="center" style:justify-single-word="false" fo:background-color="transparent" text:number-lines="false" text:line-number="0"/>
      <style:text-properties style:font-name="Liberation Serif" officeooo:rsid="0097b635" officeooo:paragraph-rsid="009a138f"/>
    </style:style>
    <style:style style:name="P78" style:family="paragraph" style:parent-style-name="Standard" style:list-style-name="L2">
      <style:paragraph-properties fo:line-height="150%" fo:text-align="start" style:justify-single-word="false"/>
      <style:text-properties style:font-name="Liberation Serif" officeooo:rsid="003d42dd" officeooo:paragraph-rsid="003ab081"/>
    </style:style>
    <style:style style:name="P79" style:family="paragraph" style:parent-style-name="Standard" style:list-style-name="L4">
      <style:paragraph-properties fo:line-height="150%" fo:text-align="start" style:justify-single-word="false"/>
      <style:text-properties style:font-name="Liberation Serif" officeooo:rsid="003d42dd" officeooo:paragraph-rsid="003d42dd"/>
    </style:style>
    <style:style style:name="P80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2d5172" officeooo:paragraph-rsid="012d5172"/>
    </style:style>
    <style:style style:name="P81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49d3dc" officeooo:paragraph-rsid="0049d3dc"/>
    </style:style>
    <style:style style:name="P82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4d3205" officeooo:paragraph-rsid="004d3205"/>
    </style:style>
    <style:style style:name="P83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2f33b8" officeooo:paragraph-rsid="012f33b8"/>
    </style:style>
    <style:style style:name="P84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304b2b" officeooo:paragraph-rsid="01304b2b"/>
    </style:style>
    <style:style style:name="P85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3110b2" officeooo:paragraph-rsid="013110b2"/>
    </style:style>
    <style:style style:name="P86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04dd9" officeooo:paragraph-rsid="00504dd9"/>
    </style:style>
    <style:style style:name="P87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31dbcb" officeooo:paragraph-rsid="0131dbcb"/>
    </style:style>
    <style:style style:name="P88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33a59b" officeooo:paragraph-rsid="0133a59b"/>
    </style:style>
    <style:style style:name="P89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3589b3" officeooo:paragraph-rsid="013589b3"/>
    </style:style>
    <style:style style:name="P90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371a6e" officeooo:paragraph-rsid="01371a6e"/>
    </style:style>
    <style:style style:name="P91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2f39f" officeooo:paragraph-rsid="0052f39f"/>
    </style:style>
    <style:style style:name="P92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459e4" officeooo:paragraph-rsid="005459e4"/>
    </style:style>
    <style:style style:name="P93" style:family="paragraph" style:parent-style-name="Standard" style:list-style-name="L12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61fc86" officeooo:paragraph-rsid="0061fc86"/>
    </style:style>
    <style:style style:name="P94" style:family="paragraph" style:parent-style-name="Standard" style:list-style-name="L14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aa273b" officeooo:paragraph-rsid="00aa273b"/>
    </style:style>
    <style:style style:name="P95" style:family="paragraph" style:parent-style-name="Standard" style:list-style-name="L15">
      <loext:graphic-properties draw:fill="none"/>
      <style:paragraph-properties fo:line-height="150%" fo:text-align="start" style:justify-single-word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96" style:family="paragraph" style:parent-style-name="Standard" style:list-style-name="L5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style:font-name="Liberation Serif" officeooo:rsid="012b9fde" officeooo:paragraph-rsid="012b9fde"/>
    </style:style>
    <style:style style:name="P97" style:family="paragraph" style:parent-style-name="Standard" style:list-style-name="L8" style:master-page-name="">
      <loext:graphic-properties draw:fill="none"/>
      <style:paragraph-properties fo:margin-left="0.75in" fo:margin-right="0in" fo:line-height="150%" fo:text-align="start" style:justify-single-word="false" fo:text-indent="0in" style:auto-text-indent="false" style:page-number="auto" fo:background-color="transparent"/>
      <style:text-properties style:font-name="Liberation Serif" officeooo:rsid="0131dbcb" officeooo:paragraph-rsid="0131dbcb"/>
    </style:style>
    <style:style style:name="P98" style:family="paragraph" style:parent-style-name="Standard" style:list-style-name="L8">
      <loext:graphic-properties draw:fill="none"/>
      <style:paragraph-properties fo:margin-left="0.75in" fo:margin-right="0in" fo:line-height="150%" fo:text-align="start" style:justify-single-word="false" fo:text-indent="0in" style:auto-text-indent="false" fo:background-color="transparent"/>
      <style:text-properties style:font-name="Liberation Serif" officeooo:rsid="0131dbcb" officeooo:paragraph-rsid="0131dbcb"/>
    </style:style>
    <style:style style:name="P99" style:family="paragraph" style:parent-style-name="Standard" style:list-style-name="L16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style:font-name="Liberation Serif" officeooo:rsid="00aa273b" officeooo:paragraph-rsid="00aa273b"/>
    </style:style>
    <style:style style:name="P100" style:family="paragraph" style:parent-style-name="Standard" style:list-style-name="L16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style:font-name="Liberation Serif" officeooo:rsid="00aa273b" officeooo:paragraph-rsid="00aa273b"/>
    </style:style>
    <style:style style:name="P101" style:family="paragraph" style:parent-style-name="Standard" style:list-style-name="L17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102" style:family="paragraph" style:parent-style-name="Standard" style:list-style-name="L18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b25a9"/>
    </style:style>
    <style:style style:name="P103" style:family="paragraph" style:parent-style-name="Standard" style:list-style-name="L17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104" style:family="paragraph" style:parent-style-name="Standard" style:list-style-name="L18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b25a9"/>
    </style:style>
    <style:style style:name="T1" style:family="text">
      <style:text-properties officeooo:rsid="003e67e4"/>
    </style:style>
    <style:style style:name="T2" style:family="text">
      <style:text-properties officeooo:rsid="004c35dd"/>
    </style:style>
    <style:style style:name="T3" style:family="text">
      <style:text-properties officeooo:rsid="005d982d"/>
    </style:style>
    <style:style style:name="T4" style:family="text">
      <style:text-properties style:text-underline-style="none" officeooo:rsid="007c66f1"/>
    </style:style>
    <style:style style:name="T5" style:family="text">
      <style:text-properties officeooo:rsid="007ddb89"/>
    </style:style>
    <style:style style:name="T6" style:family="text">
      <style:text-properties officeooo:rsid="00855c21"/>
    </style:style>
    <style:style style:name="T7" style:family="text">
      <style:text-properties officeooo:rsid="0097415f"/>
    </style:style>
    <style:style style:name="T8" style:family="text">
      <style:text-properties officeooo:rsid="00ad07c3"/>
    </style:style>
    <style:style style:name="T9" style:family="text">
      <style:text-properties officeooo:rsid="008bc88b"/>
    </style:style>
    <style:style style:name="T10" style:family="text">
      <style:text-properties officeooo:rsid="008ae4a1"/>
    </style:style>
    <style:style style:name="T11" style:family="text">
      <style:text-properties officeooo:rsid="00b8e445"/>
    </style:style>
    <style:style style:name="T12" style:family="text">
      <style:text-properties officeooo:rsid="00beafe0"/>
    </style:style>
    <style:style style:name="T13" style:family="text">
      <style:text-properties officeooo:rsid="00db4739"/>
    </style:style>
    <style:style style:name="T14" style:family="text">
      <style:text-properties officeooo:rsid="00dea924"/>
    </style:style>
    <style:style style:name="T15" style:family="text">
      <style:text-properties officeooo:rsid="00efe00f"/>
    </style:style>
    <style:style style:name="T16" style:family="text">
      <style:text-properties officeooo:rsid="01226fc4"/>
    </style:style>
    <style:style style:name="T17" style:family="text">
      <style:text-properties officeooo:rsid="01251503"/>
    </style:style>
    <style:style style:name="T18" style:family="text">
      <style:text-properties officeooo:rsid="0128bc83"/>
    </style:style>
    <style:style style:name="T19" style:family="text">
      <style:text-properties officeooo:rsid="012d857d"/>
    </style:style>
    <style:style style:name="T20" style:family="text">
      <style:text-properties officeooo:rsid="012f33b8"/>
    </style:style>
    <style:style style:name="T21" style:family="text">
      <style:text-properties officeooo:rsid="013e7f76"/>
    </style:style>
    <style:style style:name="T22" style:family="text">
      <style:text-properties officeooo:rsid="0143841f"/>
    </style:style>
    <style:style style:name="T23" style:family="text">
      <style:text-properties officeooo:rsid="01475d76"/>
    </style:style>
    <style:style style:name="T24" style:family="text">
      <style:text-properties officeooo:rsid="0152d61b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6">
      <text:list-level-style-number text:level="1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A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A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A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RENCANA PELAKSANAAN PEMBELAJARAN</text:p>
      <text:p text:style-name="P35">(RPP <text:span text:style-name="T24">2</text:span>)</text:p>
      <text:p text:style-name="P36"><draw:frame draw:style-name="fr1" draw:name="Frame1" text:anchor-type="paragraph" svg:x="1.1339in" svg:y="0.2327in" svg:width="4.8382in" draw:z-index="0"><draw:text-box fo:min-height="3.1055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">Satuan Pendidikan</text:p></table:table-cell><table:table-cell table:style-name="Table1.A1" office:value-type="string"><text:p text:style-name="P7">:</text:p></table:table-cell><table:table-cell table:style-name="Table1.A1" office:value-type="string"><text:p text:style-name="P1">SD Negeri 42 Kota Ternate</text:p></table:table-cell></table:table-row><table:table-row><table:table-cell table:style-name="Table1.A1" office:value-type="string"><text:p text:style-name="P2">Mata Pelajaran</text:p></table:table-cell><table:table-cell table:style-name="Table1.A1" office:value-type="string"><text:p text:style-name="P7">:</text:p></table:table-cell><table:table-cell table:style-name="Table1.A1" office:value-type="string"><text:p text:style-name="P2">Pendidikan Jasmani - Olahraga Kesehatan</text:p></table:table-cell></table:table-row><table:table-row><table:table-cell table:style-name="Table1.A1" office:value-type="string"><text:p text:style-name="P3">Kelas / Semester</text:p></table:table-cell><table:table-cell table:style-name="Table1.A1" office:value-type="string"><text:p text:style-name="P7">:</text:p></table:table-cell><table:table-cell table:style-name="Table1.A1" office:value-type="string"><text:p text:style-name="P4"><text:span text:style-name="T14">I</text:span> / 2</text:p></table:table-cell></table:table-row><table:table-row><table:table-cell table:style-name="Table1.A1" office:value-type="string"><text:p text:style-name="P5">Materi Pokok</text:p></table:table-cell><table:table-cell table:style-name="Table1.A1" office:value-type="string"><text:p text:style-name="P7">:</text:p></table:table-cell><table:table-cell table:style-name="Table1.A1" office:value-type="string"><text:list xml:id="list3648037365" text:style-name="L1"><text:list-item><text:p text:style-name="P47">Berjalan di air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181703459008251" text:continue-numbering="true" text:style-name="L1"><text:list-item><text:p text:style-name="P48">Mengambil benda di dasar kolam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181703525089820" text:continue-numbering="true" text:style-name="L1"><text:list-item><text:p text:style-name="P49">Mengayun / mengayuh tangan di dalam <text:span text:style-name="T17">air</text:span>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181702937706286" text:continue-numbering="true" text:style-name="L1"><text:list-item><text:p text:style-name="P50">Menggerakan kaki di air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181702644313470" text:continue-numbering="true" text:style-name="L1"><text:list-item><text:p text:style-name="P51">Menjaga keselamatan diri / orang lain di air</text:p></text:list-item></text:list></table:table-cell></table:table-row><table:table-row><table:table-cell table:style-name="Table1.A1" office:value-type="string"><text:p text:style-name="P6">Alokasi Waktu</text:p></table:table-cell><table:table-cell table:style-name="Table1.A1" office:value-type="string"><text:p text:style-name="P7">:</text:p></table:table-cell><table:table-cell table:style-name="Table1.A1" office:value-type="string"><text:list xml:id="list194846992787072" text:style-name="L1"><text:list-header><text:p text:style-name="P52"><text:span text:style-name="T16">16</text:span> Jam Pelajaran (<text:span text:style-name="T16">4</text:span> x TM)</text:p></text:list-header></text:list></table:table-cell></table:table-row></table:table></draw:text-box></draw:frame></text:p>
      <text:list xml:id="list90438905" text:style-name="L2">
        <text:list-item>
          <text:p text:style-name="P78">KOMPETENSI DASAR (KD)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3.<text:span text:style-name="T18">7</text:span>.</text:p>
          </table:table-cell>
          <table:table-cell table:style-name="Table5.A1" office:value-type="string">
            <text:list xml:id="list3461608530" text:style-name="L3">
              <text:list-item>
                <text:list>
                  <text:list-header>
                    <text:p text:style-name="P53">Memahami prosedur gerak dasar mengambang (water trappen) dan meluncur di air serta menjaga keselamatan diri / orang lain dalam aktivitas air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p text:style-name="P9">4.<text:span text:style-name="T18">7</text:span>.</text:p>
          </table:table-cell>
          <table:table-cell table:style-name="Table5.A1" office:value-type="string">
            <text:list xml:id="list181702048120661" text:continue-numbering="true" text:style-name="L3">
              <text:list-item>
                <text:list>
                  <text:list-header>
                    <text:p text:style-name="P53">Mempraktikan gerak dasar mengambang (water trappen) dan meluncur di air serta menjaga keselamatan diri / orang lain dalam aktivitas air</text:p>
                  </text:list-header>
                </text:list>
              </text:list-item>
            </text:list>
          </table:table-cell>
        </table:table-row>
      </table:table>
      <text:p text:style-name="P39"/>
      <text:p text:style-name="P39"/>
      <text:list xml:id="list2715553360" text:style-name="L4">
        <text:list-item>
          <text:p text:style-name="P79">T<text:span text:style-name="T1">UJUAN PEMBELAJARAN</text:span></text:p>
        </text:list-item>
      </text:list>
      <text:p text:style-name="P38"><text:tab/><text:span text:style-name="T1">Dengan menyimak informasi dan peragaan materi dari guru, peserta didik dapat:</text:span></text:p>
      <text:list xml:id="list436041593" text:style-name="L5">
        <text:list-item>
          <text:p text:style-name="P96">Memahami prosedur berbagai pengenalan aktivitas air dan menjaga kesehatan diri / orang lain dalam aktivitas air dengan baik</text:p>
        </text:list-item>
        <text:list-item>
          <text:p text:style-name="P80">Mempraktikan berbagai pengenalan aktivitas air dan menjaga keselamatan diri / orang lain dalam aktivitas air dengan bai<text:span text:style-name="T19">k</text:span></text:p>
        </text:list-item>
      </text:list>
      <text:p text:style-name="P40"/>
      <text:list xml:id="list2374833678" text:style-name="L6">
        <text:list-item>
          <text:p text:style-name="P81">INDIKATOR PENCAPAIAN KOMPETENSI <text:span text:style-name="T2">(IPK)</text:span></text:p>
          <text:list>
            <text:list-item>
              <text:p text:style-name="P82">Menjelaskan <text:span text:style-name="T20">teknik gerak berjalan maju dan mundur di kolam renang</text:span></text:p>
            </text:list-item>
            <text:list-item>
              <text:p text:style-name="P83">Menjelaskan teknik gerak berjalan cepat dan lambat di kolam renang</text:p>
            </text:list-item>
            <text:list-item>
              <text:p text:style-name="P83">Mempraktikan teknik gerak berjalan maju dan mundur, cepar dan lambat di kolam renang</text:p>
            </text:list-item>
            <text:list-item>
              <text:p text:style-name="P83">Menjelaskan prosedur mengambil benda yang dilempar dalam kolam renang</text:p>
            </text:list-item>
            <text:list-item>
              <text:p text:style-name="P83"><text:soft-page-break/>Mempraktikan gerak mengambil benda yang dilempar dalam kolam renang</text:p>
            </text:list-item>
            <text:list-item>
              <text:p text:style-name="P83">Menjelaskan gerak mengayun / mengayuh tangan ke depan dan ke belakang di kolam renang</text:p>
            </text:list-item>
            <text:list-item>
              <text:p text:style-name="P83">Menjelaskan gerak mengayun / mengayuh tangan ke samping kiri dan kanan di kolam renang</text:p>
            </text:list-item>
            <text:list-item>
              <text:p text:style-name="P84">Mempraktikan gerak mengayun / mengayuh tangan ke depan dan ke belakang, mengayun / mengayuh tangan ke samping kiri dan kanan didalam kolam renang</text:p>
            </text:list-item>
            <text:list-item>
              <text:p text:style-name="P84">Menjelaskan teknik menggerakan kaki ke depan dan ke belakang di kolam renang</text:p>
            </text:list-item>
            <text:list-item>
              <text:p text:style-name="P84">Menjelaskan teknik menggerakan kaki ke samping kiri dan kanan di kolam renang</text:p>
            </text:list-item>
            <text:list-item>
              <text:p text:style-name="P85">Mempraktikan teknik menggerakan kaki ke depan dan ke belakang, teknik menggerakan kaki ke samping kiri dan samping kanan di kolam renang</text:p>
            </text:list-item>
            <text:list-item>
              <text:p text:style-name="P85">Menjelaskan keselamatan diri / orang lain di kolam renang</text:p>
            </text:list-item>
            <text:list-item>
              <text:p text:style-name="P85">Mendeskripsikan dasar – dasar keselamatan diri / orang lain di kolam renang</text:p>
            </text:list-item>
            <text:list-item>
              <text:p text:style-name="P85">Menjelaskan potensi baaya di kolam renang</text:p>
            </text:list-item>
            <text:list-item>
              <text:p text:style-name="P85">Mendeskripsikan potensi bahaya di kolam renang</text:p>
            </text:list-item>
            <text:list-item>
              <text:p text:style-name="P85">Mendeskripsikan hal dasar sebagai bagian dari keselamatan diri di kolam renang</text:p>
            </text:list-item>
            <text:list-item>
              <text:p text:style-name="P85">Mendeskripsikan hal – hal yang berpotensi sebagai penyebab kecelakaan di kolam renang</text:p>
            </text:list-item>
          </text:list>
        </text:list-item>
      </text:list>
      <text:p text:style-name="P41"/>
      <text:list xml:id="list2883198118" text:style-name="L7">
        <text:list-item>
          <text:p text:style-name="P86">MATERI PEMBELAJARAN</text:p>
          <text:list>
            <text:list-item>
              <text:p text:style-name="P87">Berjalan di air</text:p>
            </text:list-item>
          </text:list>
        </text:list-item>
      </text:list>
      <text:list xml:id="list2519660005" text:style-name="L8">
        <text:list-item>
          <text:p text:style-name="P97">Berjalan maju mundur di kolam renang</text:p>
        </text:list-item>
        <text:list-item>
          <text:p text:style-name="P98">Berjalan cepat dan lambat di kolam renang</text:p>
        </text:list-item>
      </text:list>
      <text:list xml:id="list181702733396524" text:continue-list="list2883198118" text:style-name="L7">
        <text:list-item>
          <text:list>
            <text:list-item>
              <text:p text:style-name="P87">Mengambil benda didasar kolam</text:p>
            </text:list-item>
            <text:list-item>
              <text:p text:style-name="P88">Mengayun / mengayuh tangan didalam air</text:p>
              <text:list>
                <text:list-item>
                  <text:p text:style-name="P89">Mengayun / mengayuh tangan ke depan dan ke belakang didalam air</text:p>
                </text:list-item>
                <text:list-item>
                  <text:p text:style-name="P89">Mengayun / mengayuh tangan ke samping kiri dan samping kanan di dalam air</text:p>
                </text:list-item>
              </text:list>
            </text:list-item>
            <text:list-item>
              <text:p text:style-name="P90">Menggerakan kaki di air</text:p>
              <text:list>
                <text:list-item>
                  <text:p text:style-name="P90">Menggerakan kaki ke depan dan ke belakang di air</text:p>
                </text:list-item>
                <text:list-item>
                  <text:p text:style-name="P90">Menggerakan kaki ke samping kiri dan samping kanan di air</text:p>
                </text:list-item>
              </text:list>
            </text:list-item>
            <text:list-item>
              <text:p text:style-name="P90">Menjaga keselamatan diri / orang lain di air</text:p>
              <text:list>
                <text:list-item>
                  <text:p text:style-name="P90">Dasar – dasar keselamatan diri</text:p>
                </text:list-item>
                <text:list-item>
                  <text:p text:style-name="P90">Potensi bahaya di air / kolam renang</text:p>
                </text:list-item>
                <text:list-item>
                  <text:p text:style-name="P90">Hal – hal yang berpotensi menyebabkan kecelakaan di air</text:p>
                  <text:p text:style-name="P90"/>
                </text:list-item>
              </text:list>
            </text:list-item>
          </text:list>
        </text:list-item>
      </text:list>
      <text:list xml:id="list1736284726" text:style-name="L9">
        <text:list-item>
          <text:p text:style-name="P91"><text:soft-page-break/>PENDEKATAN DAN METODE PEMBELAJARAN</text:p>
          <text:list>
            <text:list-item>
              <text:p text:style-name="P91">Pendekatan<text:tab/>: Saintifik</text:p>
            </text:list-item>
            <text:list-item>
              <text:p text:style-name="P91">Metode<text:tab/>: Modeling, Tanya jawab, Diskusi, Kelompok dan Pemberian Tugas</text:p>
            </text:list-item>
          </text:list>
        </text:list-item>
      </text:list>
      <text:p text:style-name="P44"/>
      <text:list xml:id="list3623753686" text:style-name="L10">
        <text:list-item>
          <text:p text:style-name="P92">MEDIA, ALAT dan SUMBER PEMBELAJARAN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1.</text:p>
          </table:table-cell>
          <table:table-cell table:style-name="Table2.A1" office:value-type="string">
            <text:p text:style-name="P10">Media</text:p>
          </table:table-cell>
          <table:table-cell table:style-name="Table2.A1" office:value-type="string">
            <text:p text:style-name="P10">:</text:p>
          </table:table-cell>
          <table:table-cell table:style-name="Table2.A1" office:value-type="string">
            <text:p text:style-name="P10">Gambar / <text:span text:style-name="T21">chart</text:span></text:p>
          </table:table-cell>
        </table:table-row>
        <table:table-row>
          <table:table-cell table:style-name="Table2.A1" office:value-type="string">
            <text:p text:style-name="P10">2.</text:p>
          </table:table-cell>
          <table:table-cell table:style-name="Table2.A1" office:value-type="string">
            <text:p text:style-name="P10">Alat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p text:style-name="P30">Ban renang</text:p>
          </table:table-cell>
        </table:table-row>
        <table:table-row>
          <table:table-cell table:style-name="Table2.A1" office:value-type="string">
            <text:p text:style-name="P10">3.</text:p>
          </table:table-cell>
          <table:table-cell table:style-name="Table2.A1" office:value-type="string">
            <text:p text:style-name="P10">Sumber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list xml:id="list3603468224" text:style-name="L11">
              <text:list-item>
                <text:p text:style-name="P54">Buku <text:span text:style-name="T3">G</text:span>uru PJOK Kelas <text:span text:style-name="T15">I</text:span>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list xml:id="list181701622831767" text:continue-numbering="true" text:style-name="L11">
              <text:list-item>
                <text:p text:style-name="P55">Buku Siswa PJOK Kelas <text:span text:style-name="T15">I</text:span>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list xml:id="list181701980669500" text:continue-numbering="true" text:style-name="L11">
              <text:list-item>
                <text:p text:style-name="P56">Konteks yang relevan / sesuai</text:p>
              </text:list-item>
            </text:list>
          </table:table-cell>
        </table:table-row>
      </table:table>
      <text:p text:style-name="P37"/>
      <text:p text:style-name="P37"/>
      <text:list xml:id="list2566664077" text:style-name="L12">
        <text:list-item>
          <text:p text:style-name="P93">LANGKAH – LANGKAH PEMBELAJARAN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31">Pertemuan Pertama: 4 Jam <text:span text:style-name="T4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2">Kegiatan</text:p>
          </table:table-cell>
          <table:table-cell table:style-name="Table3.A2" office:value-type="string">
            <text:p text:style-name="P32">Deskripsi Kegiatan Pembelajaran</text:p>
          </table:table-cell>
          <table:table-cell table:style-name="Table3.C15" office:value-type="string">
            <text:p text:style-name="P12">Alokasi Waktu</text:p>
          </table:table-cell>
        </table:table-row>
        <table:table-row>
          <table:table-cell table:style-name="Table3.A2" office:value-type="string">
            <text:p text:style-name="P13">Pendahuluan</text:p>
          </table:table-cell>
          <table:table-cell table:style-name="Table3.B15" office:value-type="string">
            <text:list xml:id="list1135155944" text:style-name="L13">
              <text:list-item>
                <text:p text:style-name="P57">Pengaturan / Manajemen kelas</text:p>
              </text:list-item>
              <text:list-item>
                <text:p text:style-name="P59">Beroda</text:p>
              </text:list-item>
              <text:list-item>
                <text:p text:style-name="P61">Pemberia motivasi</text:p>
              </text:list-item>
              <text:list-item>
                <text:p text:style-name="P63">Appersepsi</text:p>
              </text:list-item>
              <text:list-item>
                <text:p text:style-name="P65">Penjelasan materi pokok, prosedur kegiatan dan tujuan <text:tab/>pembelajaran yang akan dicap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4">Inti</text:p>
          </table:table-cell>
          <table:table-cell table:style-name="Table3.B15" office:value-type="string">
            <text:list xml:id="list181701533047787" text:continue-numbering="true" text:style-name="L13">
              <text:list-item>
                <text:p text:style-name="P67">Peserta didik menyimak penjelasan dan peragaan <text:tab/>materi dari guru tentang <text:span text:style-name="T22">prosedur berbagai pengenalan <text:tab/>aktivitas air dan mejaga keselamatan diri / orang lain <text:tab/>dalam aktivitas air</text:span></text:p>
              </text:list-item>
              <text:list-item>
                <text:p text:style-name="P69">Peserta didik mendiskusikan secara kelompok <text:tab/>penjelasan dan peragaan materi dari guru</text:p>
              </text:list-item>
              <text:list-item>
                <text:p text:style-name="P69">Peserta didik mencoba secara berulang gerakan – <text:tab/>gerakan yang telah diperagakan oleh guru</text:p>
              </text:list-item>
              <text:list-item>
                <text:p text:style-name="P69">Peserta didik mempraktikan secara bergilir dengan <text:tab/>dilandasi nilai – nilai <text:span text:style-name="T23">disiplin, percaya diri, sungguh – <text:tab/>sungguh dan kerja sama</text:span></text:p>
              </text:list-item>
              <text:list-item>
                <text:p text:style-name="P71">Peserta didik medapat umpan balik dari guru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5">Penutup</text:p>
          </table:table-cell>
          <table:table-cell table:style-name="Table3.B15" office:value-type="string">
            <text:list xml:id="list181702370393353" text:continue-numbering="true" text:style-name="L13">
              <text:list-item>
                <text:p text:style-name="P73">Bertanya jawab tentang materi yang telah dipelajari</text:p>
              </text:list-item>
              <text:list-item>
                <text:p text:style-name="P75">Guru dan peserta didik bersama – sama membuat <text:tab/>rangkuman</text:p>
              </text:list-item>
              <text:list-item>
                <text:p text:style-name="P73"><text:span text:style-name="T6">Penguatan</text:span> dari guru</text:p>
              </text:list-item>
              <text:list-item>
                <text:p text:style-name="P73">Berdoa</text:p>
              </text:list-item>
              <text:list-item>
                <text:p text:style-name="P73">Selesai</text:p>
              </text:list-item>
            </text:list>
          </table:table-cell>
          <table:table-cell table:style-name="Table3.C7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6">Pertemuan kedua: 4 <text:span text:style-name="T5">Ja</text:span>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9">Kegiatan</text:p>
          </table:table-cell>
          <table:table-cell table:style-name="Table3.A2" office:value-type="string">
            <text:list xml:id="list181702142167573" text:continue-numbering="true" text:style-name="L13">
              <text:list-header>
                <text:p text:style-name="P77">Deskripsi Kegiatan Pembelajaran</text:p>
              </text:list-header>
            </text:list>
          </table:table-cell>
          <table:table-cell table:style-name="Table3.C7" office:value-type="string">
            <text:p text:style-name="P19">Alokasi Waktu</text:p>
          </table:table-cell>
        </table:table-row>
        <text:soft-page-break/>
        <table:table-row>
          <table:table-cell table:style-name="Table3.A2" office:value-type="string">
            <text:p text:style-name="P20">Pendahuluan</text:p>
          </table:table-cell>
          <table:table-cell table:style-name="Table3.B15" office:value-type="string">
            <text:list xml:id="list181703358725435" text:continue-numbering="true" text:style-name="L13">
              <text:list-item>
                <text:p text:style-name="P58">Pengaturan / Manajemen kelas</text:p>
              </text:list-item>
              <text:list-item>
                <text:p text:style-name="P60">Beroda</text:p>
              </text:list-item>
              <text:list-item>
                <text:p text:style-name="P62">Pemberia motivasi</text:p>
              </text:list-item>
              <text:list-item>
                <text:p text:style-name="P64">Appersepsi</text:p>
              </text:list-item>
              <text:list-item>
                <text:p text:style-name="P66">Penjelasan materi pokok, prosedur kegiatan dan tujuan <text:tab/>pembelajaran yang akan dicap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0">Inti</text:p>
          </table:table-cell>
          <table:table-cell table:style-name="Table3.B15" office:value-type="string">
            <text:list xml:id="list181703505356255" text:continue-numbering="true" text:style-name="L13">
              <text:list-item>
                <text:p text:style-name="P68">Peserta didik menyimak penjelasan dan peragaan <text:tab/>materi dari guru tentang <text:span text:style-name="T22">prosedur berbagai pengenalan <text:tab/>aktivitas air dan mejaga keselamatan diri / orang lain <text:tab/>dalam aktivitas air</text:span></text:p>
              </text:list-item>
              <text:list-item>
                <text:p text:style-name="P70">Peserta didik mendiskusikan secara kelompok <text:tab/>penjelasan dan peragaan materi dari guru</text:p>
              </text:list-item>
              <text:list-item>
                <text:p text:style-name="P70">Peserta didik mencoba secara berulang gerakan – <text:tab/>gerakan yang telah diperagakan oleh guru</text:p>
              </text:list-item>
              <text:list-item>
                <text:p text:style-name="P70">Peserta didik mempraktikan secara bergilir dengan <text:tab/>dilandasi nilai – nilai <text:span text:style-name="T23">disiplin, percaya diri, sungguh – <text:tab/>sungguh dan kerja sama</text:span></text:p>
              </text:list-item>
              <text:list-item>
                <text:p text:style-name="P72">Peserta didik medapat umpan balik dari guru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0">Penutup</text:p>
          </table:table-cell>
          <table:table-cell table:style-name="Table3.B15" office:value-type="string">
            <text:list xml:id="list181702548522729" text:continue-numbering="true" text:style-name="L13">
              <text:list-item>
                <text:p text:style-name="P74">Bertanya jawab tentang materi yang telah dipelajari</text:p>
              </text:list-item>
              <text:list-item>
                <text:p text:style-name="P76">Guru dan peserta didik bersama – sama membuat <text:tab/>rangkuman</text:p>
              </text:list-item>
              <text:list-item>
                <text:p text:style-name="P74"><text:span text:style-name="T6">Penguatan</text:span> dari guru</text:p>
              </text:list-item>
              <text:list-item>
                <text:p text:style-name="P74">Berdoa</text:p>
              </text:list-item>
              <text:list-item>
                <text:p text:style-name="P74">Seles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7">Pertemuan ketiga: 4 Jam <text:span text:style-name="T7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1">Kegiatan</text:p>
          </table:table-cell>
          <table:table-cell table:style-name="Table3.A2" office:value-type="string">
            <text:p text:style-name="P33">Deskripsi Kegiatan Pembelajaran</text:p>
          </table:table-cell>
          <table:table-cell table:style-name="Table3.C15" office:value-type="string">
            <text:p text:style-name="P21">Alokasi Waktu</text:p>
          </table:table-cell>
        </table:table-row>
        <table:table-row>
          <table:table-cell table:style-name="Table3.A2" office:value-type="string">
            <text:p text:style-name="P22">Pendahuluan</text:p>
          </table:table-cell>
          <table:table-cell table:style-name="Table3.B15" office:value-type="string">
            <text:list xml:id="list181702388037870" text:continue-numbering="true" text:style-name="L13">
              <text:list-item>
                <text:p text:style-name="P58">Pengaturan / Manajemen kelas</text:p>
              </text:list-item>
              <text:list-item>
                <text:p text:style-name="P60">Beroda</text:p>
              </text:list-item>
              <text:list-item>
                <text:p text:style-name="P62">Pemberia motivasi</text:p>
              </text:list-item>
              <text:list-item>
                <text:p text:style-name="P64">Appersepsi</text:p>
              </text:list-item>
              <text:list-item>
                <text:p text:style-name="P66">Penjelasan materi pokok, prosedur kegiatan dan tujuan <text:tab/>pembelajaran yang akan dicap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3">Inti</text:p>
          </table:table-cell>
          <table:table-cell table:style-name="Table3.B15" office:value-type="string">
            <text:list xml:id="list181701974218842" text:continue-numbering="true" text:style-name="L13">
              <text:list-item>
                <text:p text:style-name="P68">Peserta didik menyimak penjelasan dan peragaan <text:tab/>materi dari guru tentang <text:span text:style-name="T22">prosedur berbagai pengenalan <text:tab/>aktivitas air dan mejaga keselamatan diri / orang lain <text:tab/>dalam aktivitas air</text:span></text:p>
              </text:list-item>
              <text:list-item>
                <text:p text:style-name="P70">Peserta didik mendiskusikan secara kelompok <text:tab/>penjelasan dan peragaan materi dari guru</text:p>
              </text:list-item>
              <text:list-item>
                <text:p text:style-name="P70">Peserta didik mencoba secara berulang gerakan – <text:tab/>gerakan yang telah diperagakan oleh guru</text:p>
              </text:list-item>
              <text:list-item>
                <text:p text:style-name="P70">Peserta didik mempraktikan secara bergilir dengan <text:tab/>dilandasi nilai – nilai <text:span text:style-name="T23">disiplin, percaya diri, sungguh – <text:tab/>sungguh dan kerja sama</text:span></text:p>
              </text:list-item>
              <text:list-item>
                <text:p text:style-name="P72">Peserta didik medapat umpan balik dari guru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4">Penutup</text:p>
          </table:table-cell>
          <table:table-cell table:style-name="Table3.B15" office:value-type="string">
            <text:list xml:id="list181703403020473" text:continue-numbering="true" text:style-name="L13">
              <text:list-item>
                <text:p text:style-name="P74">Bertanya jawab tentang materi yang telah dipelajari</text:p>
              </text:list-item>
              <text:list-item>
                <text:p text:style-name="P76">Guru dan peserta didik bersama – sama membuat <text:tab/>rangkuman</text:p>
              </text:list-item>
              <text:list-item>
                <text:p text:style-name="P74"><text:span text:style-name="T6">Penguatan</text:span> dari guru</text:p>
              </text:list-item>
              <text:list-item>
                <text:p text:style-name="P74"><text:soft-page-break/>Berdoa</text:p>
              </text:list-item>
              <text:list-item>
                <text:p text:style-name="P74">Seles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8">Kegiatan keempat: 4 Ja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5">Kegiatan</text:p>
          </table:table-cell>
          <table:table-cell table:style-name="Table3.A2" office:value-type="string">
            <text:p text:style-name="P34">Deskripsi Kegiatan Pembelajaran</text:p>
          </table:table-cell>
          <table:table-cell table:style-name="Table3.C17" office:value-type="string">
            <text:p text:style-name="P25">Alokasi Waktu</text:p>
          </table:table-cell>
        </table:table-row>
        <table:table-row>
          <table:table-cell table:style-name="Table3.A2" office:value-type="string">
            <text:p text:style-name="P26">Pendahuluan</text:p>
          </table:table-cell>
          <table:table-cell table:style-name="Table3.B19" office:value-type="string">
            <text:list xml:id="list181702777347113" text:continue-numbering="true" text:style-name="L13">
              <text:list-item>
                <text:p text:style-name="P58">Pengaturan / Manajemen kelas</text:p>
              </text:list-item>
              <text:list-item>
                <text:p text:style-name="P60">Beroda</text:p>
              </text:list-item>
              <text:list-item>
                <text:p text:style-name="P62">Pemberia motivasi</text:p>
              </text:list-item>
              <text:list-item>
                <text:p text:style-name="P64">Appersepsi</text:p>
              </text:list-item>
              <text:list-item>
                <text:p text:style-name="P66">Penjelasan materi pokok, prosedur kegiatan dan tujuan <text:tab/>pembelajaran yang akan dicapai</text:p>
              </text:list-item>
            </text:list>
          </table:table-cell>
          <table:table-cell table:style-name="Table3.C19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6">Inti</text:p>
          </table:table-cell>
          <table:table-cell table:style-name="Table3.B19" office:value-type="string">
            <text:list xml:id="list181701880202103" text:continue-numbering="true" text:style-name="L13">
              <text:list-item>
                <text:p text:style-name="P68">Peserta didik menyimak penjelasan dan peragaan <text:tab/>materi dari guru tentang <text:span text:style-name="T22">prosedur berbagai pengenalan <text:tab/>aktivitas air dan mejaga keselamatan diri / orang lain <text:tab/>dalam aktivitas air</text:span></text:p>
              </text:list-item>
              <text:list-item>
                <text:p text:style-name="P70">Peserta didik mendiskusikan secara kelompok <text:tab/>penjelasan dan peragaan materi dari guru</text:p>
              </text:list-item>
              <text:list-item>
                <text:p text:style-name="P70">Peserta didik mencoba secara berulang gerakan – <text:tab/>gerakan yang telah diperagakan oleh guru</text:p>
              </text:list-item>
              <text:list-item>
                <text:p text:style-name="P70">Peserta didik mempraktikan secara bergilir dengan <text:tab/>dilandasi nilai – nilai <text:span text:style-name="T23">disiplin, percaya diri, sungguh – <text:tab/>sungguh dan kerja sama</text:span></text:p>
              </text:list-item>
              <text:list-item>
                <text:p text:style-name="P72">Peserta didik medapat umpan balik dari guru</text:p>
              </text:list-item>
            </text:list>
          </table:table-cell>
          <table:table-cell table:style-name="Table3.C19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6">Penutup</text:p>
          </table:table-cell>
          <table:table-cell table:style-name="Table3.B20" office:value-type="string">
            <text:list xml:id="list181702636755561" text:continue-numbering="true" text:style-name="L13">
              <text:list-item>
                <text:p text:style-name="P74">Bertanya jawab tentang materi yang telah dipelajari</text:p>
              </text:list-item>
              <text:list-item>
                <text:p text:style-name="P76">Guru dan peserta didik bersama – sama membuat <text:tab/>rangkuman</text:p>
              </text:list-item>
              <text:list-item>
                <text:p text:style-name="P74"><text:span text:style-name="T6">Penguatan</text:span> dari guru</text:p>
              </text:list-item>
              <text:list-item>
                <text:p text:style-name="P74">Berdoa</text:p>
              </text:list-item>
              <text:list-item>
                <text:p text:style-name="P74">Selesai</text:p>
              </text:list-item>
            </text:list>
          </table:table-cell>
          <table:table-cell table:style-name="Table3.C20" office:value-type="string">
            <text:p text:style-name="P11"/>
          </table:table-cell>
        </table:table-row>
      </table:table>
      <text:p text:style-name="P42"/>
      <text:p text:style-name="P42"/>
      <text:list xml:id="list578670406" text:style-name="L14">
        <text:list-item>
          <text:p text:style-name="P94">PENILAIAN <text:span text:style-name="T12">HASIL </text:span>PEMBELAJARAN</text:p>
          <text:list>
            <text:list-item>
              <text:p text:style-name="P94">Teknik penilaian</text:p>
            </text:list-item>
          </text:list>
        </text:list-item>
      </text:list>
      <text:list xml:id="list2310945045" text:style-name="L15">
        <text:list-item>
          <text:list>
            <text:list-item>
              <text:list>
                <text:list-item>
                  <text:p text:style-name="P95">Penilaian sikap<text:tab/>: Pengamatan (non – tes)</text:p>
                </text:list-item>
                <text:list-item>
                  <text:p text:style-name="P95">Penilaian pengetahuan<text:tab/>: Tertulis <text:span text:style-name="T13">(tes)</text:span></text:p>
                </text:list-item>
                <text:list-item>
                  <text:p text:style-name="P95">Penilaian keterampilan<text:tab/>: Pengamatan (non – tes)</text:p>
                </text:list-item>
              </text:list>
            </text:list-item>
          </text:list>
        </text:list-item>
      </text:list>
      <text:list xml:id="list3441407662" text:style-name="L16">
        <text:list-item>
          <text:p text:style-name="P99">Bentuk instrumen penilaian</text:p>
        </text:list-item>
      </text:list>
      <text:list xml:id="list3311500352" text:style-name="L17">
        <text:list-item>
          <text:list>
            <text:list-item>
              <text:p text:style-name="P101">Penilaian sikap<text:tab/>: Jurnal</text:p>
            </text:list-item>
            <text:list-item>
              <text:p text:style-name="P103">Penilaian pengetahuan<text:tab/>: Butir – butir soal (Pilihan ganda, uraian)</text:p>
            </text:list-item>
            <text:list-item>
              <text:p text:style-name="P103">Penilaian keterampilan<text:tab/>: Lembar pengamatan</text:p>
            </text:list-item>
          </text:list>
        </text:list-item>
      </text:list>
      <text:list xml:id="list181701566306060" text:continue-list="list3441407662" text:style-name="L16">
        <text:list-item>
          <text:p text:style-name="P100">Instrumen penilaian</text:p>
        </text:list-item>
      </text:list>
      <text:list xml:id="list3394834717" text:style-name="L18">
        <text:list-item>
          <text:list>
            <text:list-item>
              <text:p text:style-name="P102">Penilaian sikap<text:tab/>: Jurnal harian langsung dari guru</text:p>
            </text:list-item>
            <text:list-item>
              <text:p text:style-name="P104">Penilaian pengetahuan<text:tab/>: <text:span text:style-name="T8">Naskah tersendiri sebagai lampiran dari RPP</text:span></text:p>
            </text:list-item>
            <text:list-item>
              <text:p text:style-name="P104"><text:soft-page-break/>Penilaian keterampilan<text:tab/>: <text:span text:style-name="T8">Naskah tersendiri sebagai lampiran dari RPP</text:span></text:p>
            </text:list-item>
          </text:list>
        </text:list-item>
      </text:list>
      <text:p text:style-name="P46"/>
      <text:p text:style-name="P46"/>
      <text:p text:style-name="P46"/>
      <text:p text:style-name="P4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Menyetujui / Mengesahkan</text:p>
            <text:p text:style-name="P27">Kepala Sekolah</text:p>
            <text:p text:style-name="P27"/>
            <text:p text:style-name="P27"/>
            <text:p text:style-name="P29">USMAN, S.Pd</text:p>
            <text:p text:style-name="P28">N<text:span text:style-name="T9">IP</text:span>. <text:span text:style-name="T10">196807151999011002</text:span></text:p>
          </table:table-cell>
          <table:table-cell table:style-name="Table4.A1" office:value-type="string">
            <text:p text:style-name="P27">Ternate, 5 Januri 2019</text:p>
            <text:p text:style-name="P27">Guru Mata Pelajaran</text:p>
            <text:p text:style-name="P27"/>
            <text:p text:style-name="P27"/>
            <text:p text:style-name="P29">NURBAYA AHMAD</text:p>
            <text:p text:style-name="P27"><text:span text:style-name="T11">NIP</text:span>. 196612021987122006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49:21.279498431</meta:creation-date>
    <meta:generator>LibreOffice/6.0.7.3$Linux_X86_64 LibreOffice_project/00m0$Build-3</meta:generator>
    <dc:date>2019-01-22T18:17:01.103926497</dc:date>
    <meta:editing-duration>PT6H40M32S</meta:editing-duration>
    <meta:editing-cycles>261</meta:editing-cycles>
    <meta:document-statistic meta:table-count="5" meta:image-count="0" meta:object-count="0" meta:page-count="6" meta:paragraph-count="192" meta:word-count="1243" meta:character-count="7854" meta:non-whitespace-character-count="6867"/>
  </office:meta>
</office:document-meta>
</file>